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5" style:family="paragraph" style:parent-style-name="Standard" style:list-style-name="L1">
      <style:paragraph-properties fo:line-height="115%" fo:text-align="justify" style:justify-single-word="false"/>
      <style:text-properties style:font-name="Arial"/>
    </style:style>
    <style:style style:name="P6" style:family="paragraph" style:parent-style-name="Standard" style:list-style-name="L2">
      <style:paragraph-properties fo:line-height="115%" fo:text-align="justify" style:justify-single-word="false"/>
      <style:text-properties style:font-name="Arial"/>
    </style:style>
    <style:style style:name="P7" style:family="paragraph" style:parent-style-name="Standard" style:list-style-name="L3">
      <style:paragraph-properties fo:line-height="115%" fo:text-align="justify" style:justify-single-word="false"/>
      <style:text-properties style:font-name="Arial"/>
    </style:style>
    <style:style style:name="P8" style:family="paragraph" style:parent-style-name="Standard" style:list-style-name="L4">
      <style:paragraph-properties fo:line-height="115%" fo:text-align="justify" style:justify-single-word="false"/>
      <style:text-properties style:font-name="Arial"/>
    </style:style>
    <style:style style:name="P9" style:family="paragraph" style:parent-style-name="Standard" style:list-style-name="L5">
      <style:paragraph-properties fo:line-height="115%" fo:text-align="justify" style:justify-single-word="false"/>
      <style:text-properties style:font-name="Arial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" fo:font-weight="bold" style:font-weight-asian="bold" style:font-weight-complex="bold"/>
    </style:style>
    <style:style style:name="P11" style:family="paragraph" style:parent-style-name="Standard" style:list-style-name="L2">
      <style:paragraph-properties fo:line-height="115%" fo:text-align="justify" style:justify-single-word="false"/>
      <style:text-properties style:font-name="Arial" fo:font-weight="bold" style:font-weight-asian="bold" style:font-weight-complex="bold"/>
    </style:style>
    <style:style style:name="P12" style:family="paragraph" style:parent-style-name="Standard" style:list-style-name="L5">
      <style:paragraph-properties fo:line-height="115%" fo:text-align="justify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14" style:family="paragraph" style:parent-style-name="Standard" style:list-style-name="L10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15" style:family="paragraph" style:parent-style-name="Standard" style:list-style-name="L11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16" style:family="paragraph" style:parent-style-name="Standard" style:list-style-name="L12">
      <style:paragraph-properties fo:line-height="115%" fo:text-align="justify" style:justify-single-word="false"/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</style:style>
    <style:style style:name="P18" style:family="paragraph" style:parent-style-name="Standard" style:list-style-name="L9">
      <style:paragraph-properties fo:line-height="115%" fo:text-align="justify" style:justify-single-word="false"/>
    </style:style>
    <style:style style:name="P19" style:family="paragraph" style:parent-style-name="Standard" style:list-style-name="L6">
      <style:paragraph-properties fo:line-height="115%" fo:text-align="justify" style:justify-single-word="false"/>
    </style:style>
    <style:style style:name="P20" style:family="paragraph" style:parent-style-name="Standard" style:list-style-name="L10">
      <style:paragraph-properties fo:line-height="115%" fo:text-align="justify" style:justify-single-word="false"/>
    </style:style>
    <style:style style:name="P21" style:family="paragraph" style:parent-style-name="Standard" style:list-style-name="L13">
      <style:paragraph-properties fo:line-height="115%" fo:text-align="justify" style:justify-single-word="false"/>
    </style:style>
    <style:style style:name="P22" style:family="paragraph" style:parent-style-name="Standard" style:list-style-name="L14">
      <style:paragraph-properties fo:line-height="115%" fo:text-align="justify" style:justify-single-word="false"/>
    </style:style>
    <style:style style:name="P23" style:family="paragraph" style:parent-style-name="Standard" style:list-style-name="L15">
      <style:paragraph-properties fo:line-height="115%" fo:text-align="justify" style:justify-single-word="false"/>
    </style:style>
    <style:style style:name="P24" style:family="paragraph" style:parent-style-name="Standard" style:list-style-name="L23">
      <style:paragraph-properties fo:line-height="115%" fo:text-align="justify" style:justify-single-word="false"/>
    </style:style>
    <style:style style:name="P25" style:family="paragraph" style:parent-style-name="Standard" style:list-style-name="L24">
      <style:paragraph-properties fo:line-height="115%" fo:text-align="justify" style:justify-single-word="false"/>
    </style:style>
    <style:style style:name="P26" style:family="paragraph" style:parent-style-name="Standard" style:list-style-name="L25">
      <style:paragraph-properties fo:line-height="115%" fo:text-align="justify" style:justify-single-word="false"/>
    </style:style>
    <style:style style:name="P27" style:family="paragraph" style:parent-style-name="Standard" style:list-style-name="L26">
      <style:paragraph-properties fo:line-height="115%" fo:text-align="justify" style:justify-single-word="false"/>
    </style:style>
    <style:style style:name="P28" style:family="paragraph" style:parent-style-name="Standard" style:list-style-name="L28">
      <style:paragraph-properties fo:line-height="115%" fo:text-align="justify" style:justify-single-word="false"/>
    </style:style>
    <style:style style:name="P29" style:family="paragraph" style:parent-style-name="Standard" style:list-style-name="L29">
      <style:paragraph-properties fo:line-height="115%" fo:text-align="justify" style:justify-single-word="false"/>
    </style:style>
    <style:style style:name="P30" style:family="paragraph" style:parent-style-name="Standard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1" style:family="paragraph" style:parent-style-name="Standard" style:list-style-name="L16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2" style:family="paragraph" style:parent-style-name="Standard" style:list-style-name="L22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26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Standard" style:list-style-name="L27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5" style:family="paragraph" style:parent-style-name="Standard" style:list-style-name="L28">
      <style:paragraph-properties fo:line-height="115%" fo:text-align="justify" style:justify-single-word="false"/>
      <style:text-properties fo:font-weight="bold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37" style:family="paragraph" style:parent-style-name="Standard" style:list-style-name="L17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38" style:family="paragraph" style:parent-style-name="Standard" style:list-style-name="L18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39" style:family="paragraph" style:parent-style-name="Standard" style:list-style-name="L19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40" style:family="paragraph" style:parent-style-name="Standard" style:list-style-name="L20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41" style:family="paragraph" style:parent-style-name="Standard" style:list-style-name="L21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P42" style:family="paragraph" style:parent-style-name="Standard" style:list-style-name="L22">
      <style:paragraph-properties fo:line-height="115%" fo:text-align="justify" style:justify-single-word="false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Un <text:span text:style-name="T1">sistema informático</text:span> está formado por el <text:span text:style-name="T1">hardware</text:span> y el <text:span text:style-name="T1">software</text:span> de la maquina y una o varias <text:span text:style-name="T1">personas</text:span>.</text:p>
      <text:p text:style-name="P3"/>
      <text:p text:style-name="P3"><text:tab/>La <text:span text:style-name="T4">finalidad de los procesos</text:span> informáticos es <text:span text:style-name="T2">automatizar el tratamiento de datos</text:span>. Dependiendo de la cantidad de datos con la que se trabaje, el sistema puede tener de una máquina hasta diversos sistemas informáticos.</text:p>
      <text:p text:style-name="P3"/>
      <text:p text:style-name="P3"><text:tab/>La <text:span text:style-name="T1">parte humana</text:span> <text:span text:style-name="T2">es la más importante en un sistema informático</text:span>, ya que sin ella no habría parte física ni lógica. La estructura que se forma dentro de la parte humana se divide en:</text:p>
      <text:list xml:id="list3921953521411611556" text:style-name="L1">
        <text:list-item>
          <text:p text:style-name="P5"><text:span text:style-name="T1">Usuario</text:span> (usa el ordenador como herramienta de trabajo)</text:p>
        </text:list-item>
        <text:list-item>
          <text:p text:style-name="P5"><text:span text:style-name="T1">Personal Informático</text:span> (son los que realizan diferentes funciones relacionadas con ordenadores)</text:p>
        </text:list-item>
      </text:list>
      <text:p text:style-name="P3"/>
      <text:p text:style-name="P3"><text:tab/>El <text:span text:style-name="T1">software</text:span> es el que <text:span text:style-name="T2">permite al ser humano comunicarse con la máquina</text:span>. Se divide en:</text:p>
      <text:list xml:id="list472918450245089100" text:style-name="L2">
        <text:list-item>
          <text:p text:style-name="P11">Sistema operativo</text:p>
        </text:list-item>
        <text:list-item>
          <text:p text:style-name="P6"><text:span text:style-name="T1">Aplicaciones</text:span> (Excel, Genkai Impact, etc.)</text:p>
        </text:list-item>
      </text:list>
      <text:p text:style-name="P3"/>
      <text:p text:style-name="P3"><text:tab/>El <text:span text:style-name="T1">hardware</text:span> <text:span text:style-name="T2">es la maquina en si con todos sus periféricos</text:span>. Según Von Neumann se puede dividir en:</text:p>
      <text:list xml:id="list7088052411979431578" text:style-name="L3">
        <text:list-item>
          <text:p text:style-name="P7"><text:span text:style-name="T1">La unidad aritmeticológica</text:span> (Operaciones aritméticas y lógicas)</text:p>
        </text:list-item>
        <text:list-item>
          <text:p text:style-name="P7"><text:span text:style-name="T1">La unidad de control</text:span> (Lee e interpreta las instrucciones del software)</text:p>
        </text:list-item>
        <text:list-item>
          <text:p text:style-name="P7"><text:span text:style-name="T1">La memoria central</text:span> (Donde se almacenan los datos, la RAM)</text:p>
        </text:list-item>
        <text:list-item>
          <text:p text:style-name="P7"><text:span text:style-name="T1">Los dispositivos E/S</text:span> (Los periféricos)</text:p>
        </text:list-item>
      </text:list>
      <text:p text:style-name="P3"/>
      <text:p text:style-name="P3"><text:tab/>El <text:span text:style-name="T5">conjunto</text:span> de la <text:span text:style-name="T2">unidad aritmeticológica</text:span>, la <text:span text:style-name="T2">unidad de control</text:span> y los <text:span text:style-name="T2">registros</text:span> se le llama <text:span text:style-name="T1">CPU</text:span>.</text:p>
      <text:p text:style-name="P3"/>
      <text:p text:style-name="P3"><text:tab/>La <text:span text:style-name="T1">placa base </text:span>es dónde <text:span text:style-name="T2">todas las partes del ordenador están conectadas y permite que se comuniquen entre sí.</text:span></text:p>
      <text:p text:style-name="P3"/>
      <text:p text:style-name="P3"><text:tab/>Una <text:span text:style-name="T1">red informática</text:span> es un <text:span text:style-name="T2">conjunto de ordenadores interconectados</text:span> con la finalidad de i<text:span text:style-name="T2">ntercambiar datos o compartir recursos</text:span>. Según su distancia los dividimos en:</text:p>
      <text:list xml:id="list1088196455861263546" text:style-name="L4">
        <text:list-item>
          <text:p text:style-name="P8"><text:span text:style-name="T1">Red de área local</text:span> (LAN, local area network)</text:p>
        </text:list-item>
        <text:list-item>
          <text:p text:style-name="P8"><text:span text:style-name="T1">Red de área metropolitana</text:span> (MAN, metropolitan area network)</text:p>
        </text:list-item>
        <text:list-item>
          <text:p text:style-name="P8"><text:span text:style-name="T1">Red de área extendida</text:span> (WAN, wide area network)</text:p>
        </text:list-item>
      </text:list>
      <text:p text:style-name="P3"/>
      <text:p text:style-name="P3"><text:tab/>Las <text:span text:style-name="T2">redes se pueden catalogar</text:span> según si están <text:span text:style-name="T2">conectadas físicamente o si son wireless</text:span>, si están conectados de forma<text:span text:style-name="T2"> cliente-servidor o P2P</text:span> (todos los ordenadores funcionan como cliente y servidor) o según <text:span text:style-name="T2">la forma en la que están organizados </text:span><text:span text:style-name="T3">(Forma de estrella</text:span>.</text:p>
      <text:p text:style-name="P3"><text:soft-page-break/><text:tab/>El ordenador es una máquina compleja por lo que necesitaremos un programa base llamado <text:span text:style-name="T1">Sistema Operativo</text:span> para poder comunicarnos con el. El sistema operativo se encarga de <text:span text:style-name="T2">administrar de los recursos que dispone la máquina</text:span>. El sistema operativo se comunica con:</text:p>
      <text:list xml:id="list6252503133670252603" text:style-name="L5">
        <text:list-item>
          <text:p text:style-name="P9"><text:span text:style-name="T1">Procesador </text:span>(Ejecuta las instrucciones de los programas en ejecución)</text:p>
        </text:list-item>
        <text:list-item>
          <text:p text:style-name="P9"><text:span text:style-name="T1">Memoria principal</text:span> (Residen los datos e instrucciones de los programas a ejecutar)</text:p>
        </text:list-item>
        <text:list-item>
          <text:p text:style-name="P9"><text:span text:style-name="T1">Sistema gestor de ficheros</text:span> (Como se manipulan los datos)</text:p>
        </text:list-item>
        <text:list-item>
          <text:p text:style-name="P12">Periféricos</text:p>
        </text:list-item>
      </text:list>
      <text:p text:style-name="P4"/>
      <text:p text:style-name="P4"><text:tab/>Se entiende como <text:span text:style-name="T1">proceso</text:span> un <text:span text:style-name="T2">programa en ejecución</text:span>. Para poder ejecutarse se necesita tiempo de CPU, una porción de memoria, archivos, etc. </text:p>
      <text:p text:style-name="P4"/>
      <text:p text:style-name="P4">El sistema operativo se encarga:</text:p>
      <text:list xml:id="list6458822557476302382" text:style-name="L9">
        <text:list-header>
          <text:p text:style-name="P18"><text:span text:style-name="T7"/></text:p>
        </text:list-header>
      </text:list>
      <text:p text:style-name="P30"><text:span text:style-name="T6"><text:tab/>Gestión de procesos:</text:span></text:p>
      <text:list xml:id="list7891639637653247829" text:style-name="L10">
        <text:list-item>
          <text:p text:style-name="P14">Crear y eliminar procesos</text:p>
        </text:list-item>
        <text:list-item>
          <text:p text:style-name="P14">Planificación de procesos (Cómo reparte la CPU)</text:p>
        </text:list-item>
        <text:list-item>
          <text:p text:style-name="P14">Sincronización de procesos</text:p>
        </text:list-item>
        <text:list-item>
          <text:p text:style-name="P20"><text:span text:style-name="T7">Comunicación entre procesos</text:span></text:p>
        </text:list-item>
      </text:list>
      <text:list xml:id="list6854542815403531101" text:style-name="L6">
        <text:list-header>
          <text:p text:style-name="P19"><text:span text:style-name="T7"/></text:p>
        </text:list-header>
      </text:list>
      <text:p text:style-name="P17"><text:span text:style-name="T8"><text:tab/>Gestión de la memoria:</text:span></text:p>
      <text:list xml:id="list5340659674048876180" text:style-name="L11">
        <text:list-item>
          <text:p text:style-name="P15">Conocer que zonas de memoria están libres y cuales están ocupadas</text:p>
        </text:list-item>
        <text:list-item>
          <text:p text:style-name="P15">Que procesos cargar a la memoria libre</text:p>
        </text:list-item>
        <text:list-item>
          <text:p text:style-name="P15">Reservar y liberar zonas de memoria según se solicite</text:p>
        </text:list-item>
        <text:list-item>
          <text:p text:style-name="P15">Utilizar el almacenamiento secundario como extensión de la memoria principal (memoria virtual)</text:p>
        </text:list-item>
      </text:list>
      <text:p text:style-name="P10"/>
      <text:p text:style-name="P30"><text:span text:style-name="T6"><text:tab/>Gestión de E/S:</text:span></text:p>
      <text:list xml:id="list7043644798358239977" text:style-name="L12">
        <text:list-item>
          <text:p text:style-name="P16">Proporciona una interfaz uniforme para el acceso a dispositivos (Independencia de dispositivos).</text:p>
        </text:list-item>
        <text:list-item>
          <text:p text:style-name="P16">Proporcionar controladores para los dispositivos concretos.</text:p>
        </text:list-item>
        <text:list-item>
          <text:p text:style-name="P16">Tratar automáticamente los errores mas típicos en los dispositivos de almacenaje.</text:p>
        </text:list-item>
        <text:list-item>
          <text:p text:style-name="P16">Utilizar memoria cache para los discos.</text:p>
        </text:list-item>
        <text:list-item>
          <text:p text:style-name="P16">Planificar de forma optima las peticiones.</text:p>
        </text:list-item>
      </text:list>
      <text:p text:style-name="P4"/>
      <text:p text:style-name="P4"><text:tab/><text:span text:style-name="T1">Redes:</text:span></text:p>
      <text:list xml:id="list190575218961564156" text:style-name="L13">
        <text:list-item>
          <text:p text:style-name="P21"><text:span text:style-name="T7">Proporcionar primitivas para conectarse con equipos remotos y acceder de forma controlada a sus recursos.</text:span></text:p>
          <text:list>
            <text:list-item>
              <text:p text:style-name="P21"><text:span text:style-name="T7">Primitivas de comunicación (enviar y recibir datos) sistema de ficheros en red (NFS).</text:span></text:p>
            </text:list-item>
            <text:list-item>
              <text:p text:style-name="P21"><text:soft-page-break/><text:span text:style-name="T7">Llamada remota a un proceso (RPC) etc.</text:span></text:p>
            </text:list-item>
          </text:list>
        </text:list-item>
      </text:list>
      <text:p text:style-name="P17"><text:span text:style-name="T7"/></text:p>
      <text:p text:style-name="P30"><text:span text:style-name="T6"><text:tab/>Sistema de protección:</text:span></text:p>
      <text:list xml:id="list5890036627291337720" text:style-name="L14">
        <text:list-item>
          <text:p text:style-name="P22"><text:span text:style-name="T7">Definir el esquema general de protección: clases de usuarios, clases de permisos, privilegios, etc.</text:span></text:p>
        </text:list-item>
        <text:list-item>
          <text:p text:style-name="P22"><text:span text:style-name="T7">definir mecanismos de acceso a los recursos: contraseñas, claves, capacidades, etc.</text:span></text:p>
        </text:list-item>
        <text:list-item>
          <text:p text:style-name="P22"><text:span text:style-name="T7">Controlar el acceso a recursos, denegando el acceso cuando no este permitido.</text:span></text:p>
        </text:list-item>
      </text:list>
      <text:p text:style-name="P17"><text:span text:style-name="T7"/></text:p>
      <text:p text:style-name="P17"><text:span text:style-name="T7"><text:tab/></text:span><text:span text:style-name="T8">Sistema de archivos:</text:span></text:p>
      <text:list xml:id="list2400805842822244536" text:style-name="L15">
        <text:list-item>
          <text:p text:style-name="P23"><text:span text:style-name="T7">Manipulación de archivos: crear, borrar, leer, escribir...</text:span></text:p>
        </text:list-item>
        <text:list-item>
          <text:p text:style-name="P23"><text:span text:style-name="T7">Manipulación de directorios.</text:span></text:p>
        </text:list-item>
        <text:list-item>
          <text:p text:style-name="P23"><text:span text:style-name="T7">Ubicar los archivos y directorios en el dispositivo de almacenaje secundario.</text:span></text:p>
        </text:list-item>
        <text:list-item>
          <text:p text:style-name="P23"><text:span text:style-name="T7">Automatizar ciertos servicios: copia de seguridad, versiones, etc.</text:span></text:p>
        </text:list-item>
      </text:list>
      <text:p text:style-name="P17"><text:span text:style-name="T7"/></text:p>
      <text:p text:style-name="P17"><text:span text:style-name="T8"><text:tab/>Intérprete de ordenes: </text:span><text:span text:style-name="T7">Es una interfaz de usuario que permite escribir comandos directamente con el SO. Sirve para:</text:span></text:p>
      <text:p text:style-name="P17"><text:span text:style-name="T7"/></text:p>
      <text:list xml:id="list2098632723491594453" text:style-name="L16">
        <text:list-item>
          <text:p text:style-name="P31"><text:span text:style-name="T6">Cargar programas</text:span></text:p>
        </text:list-item>
        <text:list-item>
          <text:p text:style-name="P31"><text:span text:style-name="T6">Abortar programas</text:span></text:p>
        </text:list-item>
        <text:list-item>
          <text:p text:style-name="P31"><text:span text:style-name="T6">Introducir datos a los programas</text:span></text:p>
        </text:list-item>
        <text:list-item>
          <text:p text:style-name="P31"><text:span text:style-name="T6">Trabajar con archivos</text:span></text:p>
        </text:list-item>
        <text:list-item>
          <text:p text:style-name="P31"><text:span text:style-name="T6">Trabajar con redes</text:span></text:p>
        </text:list-item>
      </text:list>
      <text:p text:style-name="P30"><text:span text:style-name="T6"/></text:p>
      <text:p text:style-name="P36"><text:span text:style-name="T6">Estructuras que pueden presentar los SO:</text:span></text:p>
      <text:p text:style-name="P36"><text:span text:style-name="T6"/></text:p>
      <text:p text:style-name="P30"><text:span text:style-name="T6">Estructura monolítica:</text:span></text:p>
      <text:list xml:id="list8823365595953452780" text:style-name="L17">
        <text:list-item>
          <text:p text:style-name="P37"><text:span text:style-name="T6">La arquitectura mas simple para un SO.</text:span></text:p>
        </text:list-item>
        <text:list-item>
          <text:p text:style-name="P37"><text:span text:style-name="T6">Es un núcleo compacto, que tiene todas las rutinas del SO.</text:span></text:p>
        </text:list-item>
        <text:list-item>
          <text:p text:style-name="P37"><text:span text:style-name="T6">Cualquier procedimiento puede llamar a otro.</text:span></text:p>
        </text:list-item>
      </text:list>
      <text:p text:style-name="P36"><text:span text:style-name="T6"/></text:p>
      <text:p text:style-name="P30"><text:span text:style-name="T6">Estructura jerárquica:</text:span></text:p>
      <text:list xml:id="list272120413593498123" text:style-name="L18">
        <text:list-item>
          <text:p text:style-name="P38"><text:span text:style-name="T6">El SO se construye en niveles jerárquicos, cada uno de los cuales aprovecha los servicios del nivel anterior.</text:span></text:p>
        </text:list-item>
        <text:list-item>
          <text:p text:style-name="P38"><text:span text:style-name="T6">Diseño mas modular y escalable que el monolítico.</text:span></text:p>
        </text:list-item>
        <text:list-item>
          <text:p text:style-name="P38"><text:span text:style-name="T6">Cada capa del SO consistiría en la implementación de un objeto abstracto:</text:span></text:p>
          <text:list>
            <text:list-item>
              <text:p text:style-name="P38"><text:span text:style-name="T6">Datos</text:span></text:p>
            </text:list-item>
            <text:list-item>
              <text:p text:style-name="P38"><text:span text:style-name="T6">Operaciones</text:span></text:p>
            </text:list-item>
          </text:list>
        </text:list-item>
      </text:list>
      <text:p text:style-name="P36"><text:span text:style-name="T6"/></text:p>
      <text:p text:style-name="P36"><text:span text:style-name="T6"/></text:p>
      <text:p text:style-name="P36"><text:span text:style-name="T6"/></text:p>
      <text:p text:style-name="P30"><text:soft-page-break/><text:span text:style-name="T6">Estructura de máquina virtual:</text:span></text:p>
      <text:list xml:id="list4169666155566709332" text:style-name="L19">
        <text:list-item>
          <text:p text:style-name="P39"><text:span text:style-name="T6">Mediante programas se proporciona a los programas de emulación un sistema que nos interesa reproducir.</text:span></text:p>
        </text:list-item>
        <text:list-item>
          <text:p text:style-name="P39"><text:span text:style-name="T6">El sistema emulado puede ser una maquina, un sistema operativo, una red de ordenadores.</text:span></text:p>
        </text:list-item>
        <text:list-item>
          <text:p text:style-name="P39"><text:span text:style-name="T6">El programa emulador traduce las peticiones hechas a la maquina virtual en operaciones sobre la maquina real.</text:span></text:p>
        </text:list-item>
        <text:list-item>
          <text:p text:style-name="P39"><text:span text:style-name="T6">Se pueden ejecutar diversas maquinas virtuales al mismo tiempo.</text:span></text:p>
        </text:list-item>
        <text:list-item>
          <text:p text:style-name="P39"><text:span text:style-name="T6">Los recursos reales se reparten entre las diferentes maquinas virtuales.</text:span></text:p>
        </text:list-item>
      </text:list>
      <text:p text:style-name="P36"><text:span text:style-name="T6"/></text:p>
      <text:p text:style-name="P30"><text:span text:style-name="T6">Estructura cliente-servidor:</text:span></text:p>
      <text:list xml:id="list1348215408220993275" text:style-name="L20">
        <text:list-item>
          <text:p text:style-name="P40"><text:span text:style-name="T6">Podemos entender el modelo cliente-servidor hasta el infinito, si consideramos cada módulo del sistema como un conjunto de módulos con relaciones cliente-servidor.</text:span></text:p>
        </text:list-item>
        <text:list-item>
          <text:p text:style-name="P40"><text:span text:style-name="T6">El modelo jerárquico no es mas que un caso particular del modelo cliente-servidor.</text:span></text:p>
        </text:list-item>
        <text:list-item>
          <text:p text:style-name="P40"><text:span text:style-name="T6">Indicado para sistemas distribuidos.</text:span></text:p>
        </text:list-item>
      </text:list>
      <text:p text:style-name="P36"><text:span text:style-name="T6"/></text:p>
      <text:p text:style-name="P30"><text:span text:style-name="T6">Características deseables de un SO:</text:span></text:p>
      <text:list xml:id="list7979696806678990910" text:style-name="L21">
        <text:list-item>
          <text:p text:style-name="P41"><text:span text:style-name="T6">Eficiencia</text:span></text:p>
        </text:list-item>
        <text:list-item>
          <text:p text:style-name="P41"><text:span text:style-name="T6">Fiabilidad</text:span></text:p>
        </text:list-item>
        <text:list-item>
          <text:p text:style-name="P41"><text:span text:style-name="T6">Facilidad de mantenimiento</text:span></text:p>
        </text:list-item>
        <text:list-item>
          <text:p text:style-name="P41"><text:span text:style-name="T6">Tamaño reducido</text:span></text:p>
        </text:list-item>
        <text:list-item>
          <text:p text:style-name="P41"><text:span text:style-name="T6">Seguridad</text:span></text:p>
        </text:list-item>
        <text:list-item>
          <text:p text:style-name="P41"><text:span text:style-name="T6">Compatibilidad de recursos</text:span></text:p>
        </text:list-item>
      </text:list>
      <text:p text:style-name="P36"><text:span text:style-name="T6"/></text:p>
      <text:p text:style-name="P30"><text:span text:style-name="T6">Tipos de SO:</text:span></text:p>
      <text:list xml:id="list3182425656493903026" text:style-name="L22">
        <text:list-item>
          <text:p text:style-name="P32"><text:span text:style-name="T6">Monotarea</text:span></text:p>
        </text:list-item>
        <text:list-item>
          <text:p text:style-name="P32"><text:span text:style-name="T6">Multitarea</text:span></text:p>
          <text:list>
            <text:list-item>
              <text:p text:style-name="P42"><text:span text:style-name="T8">Cooperativa:</text:span><text:span text:style-name="T6"> Los procesos toman el control del procesador y deciden cuando dejarlo disponible para otros procesos.</text:span></text:p>
            </text:list-item>
            <text:list-item>
              <text:p text:style-name="P42"><text:span text:style-name="T8">Preemptiva:</text:span><text:span text:style-name="T6"> El procesador asigna un tiempo de CPU a los procesos que se estan ejecutando.</text:span></text:p>
            </text:list-item>
          </text:list>
        </text:list-item>
        <text:list-item>
          <text:p text:style-name="P32"><text:span text:style-name="T6">Monousuario</text:span></text:p>
        </text:list-item>
        <text:list-item>
          <text:p text:style-name="P32"><text:span text:style-name="T6">Multiusuario</text:span></text:p>
        </text:list-item>
        <text:list-item>
          <text:p text:style-name="P32"><text:span text:style-name="T6">Monoproceso</text:span></text:p>
        </text:list-item>
        <text:list-item>
          <text:p text:style-name="P32"><text:span text:style-name="T6">Multiproceso</text:span></text:p>
          <text:list>
            <text:list-item>
              <text:p text:style-name="P42"><text:span text:style-name="T8">Simétrico:</text:span><text:span text:style-name="T6"> Las CPU de la placa realizan el mismo trabajo y se ejecutan en paralelo.</text:span></text:p>
            </text:list-item>
            <text:list-item>
              <text:p text:style-name="P42"><text:span text:style-name="T8">Asimétrico:</text:span><text:span text:style-name="T6"> CPU's diferentes con diferentes trabajos.</text:span></text:p>
            </text:list-item>
          </text:list>
        </text:list-item>
        <text:list-item>
          <text:p text:style-name="P32"><text:span text:style-name="T6">Tiempo compartido</text:span></text:p>
        </text:list-item>
        <text:list-item>
          <text:p text:style-name="P32"><text:span text:style-name="T6">Tiempo real</text:span></text:p>
        </text:list-item>
      </text:list>
      <text:p text:style-name="P17"><text:soft-page-break/><text:span text:style-name="T8"><text:tab/>Virtualización:</text:span><text:span text:style-name="T7"> Consiste en la abstracción de recursos de la máquina para poder utilizar los que sobran y crear maquinas virtuales que usan este hardware como si estuviese perfectamente libre. A partir de una máquina real podemos virtualizar diferentes máquinas. Esta virtualización (máquina virtual) se consigue a partir de software.</text:span></text:p>
      <text:p text:style-name="P17"><text:span text:style-name="T7"/></text:p>
      <text:p text:style-name="P17"><text:span text:style-name="T7"><text:tab/>Podemos virtualizar de dos formas:</text:span></text:p>
      <text:list xml:id="list2256357011912451961" text:style-name="L23">
        <text:list-item>
          <text:p text:style-name="P24"><text:span text:style-name="T7">Según la funcionalidad de la MV.</text:span></text:p>
        </text:list-item>
        <text:list-item>
          <text:p text:style-name="P24"><text:span text:style-name="T7">Según el grado de equivalencia a una verdadera máquina autónoma.</text:span></text:p>
        </text:list-item>
      </text:list>
      <text:p text:style-name="P17"><text:span text:style-name="T7"/></text:p>
      <text:p text:style-name="P17"><text:span text:style-name="T7"><text:tab/>Hay 2 tipos de MV:</text:span></text:p>
      <text:list xml:id="list4037675952234209788" text:style-name="L24">
        <text:list-item>
          <text:p text:style-name="P25"><text:span text:style-name="T8">MV de hardware (MV del sistema):</text:span><text:span text:style-name="T7"> Son aplicaciones que tratan de emular directamente el hardware.</text:span></text:p>
          <text:list>
            <text:list-item>
              <text:p text:style-name="P25"><text:span text:style-name="T7">El programa que permite esta virtualización se llama hypervisor.</text:span></text:p>
            </text:list-item>
          </text:list>
        </text:list-item>
        <text:list-item>
          <text:p text:style-name="P25"><text:span text:style-name="T8">MV de software (MV de proceso):</text:span><text:span text:style-name="T7"> Son aplicaciones que tratan de emular directamente el software.</text:span></text:p>
          <text:list>
            <text:list-item>
              <text:p text:style-name="P25"><text:span text:style-name="T7">La MV se inicia automáticamente cuando se quiere ejecutar un proceso y se para cuando este proceso finaliza.</text:span></text:p>
            </text:list-item>
            <text:list-item>
              <text:p text:style-name="P25"><text:span text:style-name="T7">Pretende que un programa se ejecute siempre de la misma forma sin importar el SO.</text:span></text:p>
            </text:list-item>
            <text:list-item>
              <text:p text:style-name="P25"><text:span text:style-name="T7">Por ejemplo la MV de Java.</text:span></text:p>
            </text:list-item>
          </text:list>
        </text:list-item>
      </text:list>
      <text:p text:style-name="P17"><text:span text:style-name="T7"/></text:p>
      <text:p text:style-name="P17"><text:span text:style-name="T7"><text:tab/>Hay dos técnicas de implementación de las MV:</text:span></text:p>
      <text:list xml:id="list8344010779796784654" text:style-name="L25">
        <text:list-item>
          <text:p text:style-name="P26"><text:span text:style-name="T8">Ejecución nativa (Virtualización completa):</text:span><text:span text:style-name="T7"> Se tiene el software de virtualización sobre el hardware directamente.</text:span></text:p>
        </text:list-item>
        <text:list-item>
          <text:p text:style-name="P26"><text:span text:style-name="T8">Ejecución no nativa:</text:span><text:span text:style-name="T7"> Se tiene el software como una aplicación mas del sistema.</text:span></text:p>
        </text:list-item>
      </text:list>
      <text:p text:style-name="P17"><text:span text:style-name="T7"/></text:p>
      <text:p text:style-name="P17"><text:span text:style-name="T7"><text:tab/>Ventajas de Virtualizar:</text:span></text:p>
      <text:list xml:id="list479161766769887254" text:style-name="L26">
        <text:list-item>
          <text:p text:style-name="P27"><text:span text:style-name="T8">Aislamiento </text:span><text:span text:style-name="T7">(Entre aplicaciones / servicios y usuarios para que no interfieran entre ellos)</text:span></text:p>
        </text:list-item>
        <text:list-item>
          <text:p text:style-name="P33"><text:span text:style-name="T6">Mejoras operacionales</text:span></text:p>
        </text:list-item>
        <text:list-item>
          <text:p text:style-name="P33"><text:span text:style-name="T6">Consolidación de servidores y optimización de la infraestructura</text:span></text:p>
        </text:list-item>
        <text:list-item>
          <text:p text:style-name="P27"><text:span text:style-name="T8">Alta disponibilidad</text:span><text:span text:style-name="T7"> (Recuperación rápida ante caídas del sistema)</text:span></text:p>
        </text:list-item>
        <text:list-item>
          <text:p text:style-name="P33"><text:span text:style-name="T6">Mejora la gestión y seguridad de entornos de escritorio</text:span></text:p>
        </text:list-item>
        <text:list-item>
          <text:p text:style-name="P33"><text:span text:style-name="T6">Ejecución de software heredado</text:span></text:p>
        </text:list-item>
        <text:list-item>
          <text:p text:style-name="P33"><text:span text:style-name="T6">Evaluación / prueba de SO y aplicaciones</text:span></text:p>
        </text:list-item>
      </text:list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pan text:style-name="T7"/></text:p>
      <text:p text:style-name="P17"><text:soft-page-break/><text:span text:style-name="T7"><text:tab/>Desventajas de virtualizar:</text:span></text:p>
      <text:list xml:id="list1103415270670455753" text:style-name="L27">
        <text:list-item>
          <text:p text:style-name="P34"><text:span text:style-name="T6">Errores de hardware mas graves</text:span></text:p>
        </text:list-item>
        <text:list-item>
          <text:p text:style-name="P34"><text:span text:style-name="T6">Crece el numero de servidores a administrar</text:span></text:p>
        </text:list-item>
        <text:list-item>
          <text:p text:style-name="P34"><text:span text:style-name="T6">Inversión en formación y software</text:span></text:p>
        </text:list-item>
        <text:list-item>
          <text:p text:style-name="P34"><text:span text:style-name="T6">Problemas de rendimientos</text:span></text:p>
        </text:list-item>
        <text:list-item>
          <text:p text:style-name="P34"><text:span text:style-name="T6">Algunas aplicaciones / servicios requieren de máquinas reales.</text:span></text:p>
        </text:list-item>
        <text:list-item>
          <text:p text:style-name="P34"><text:span text:style-name="T6">Licencias (Cada MV necesita su propia licencia).</text:span></text:p>
        </text:list-item>
      </text:list>
      <text:p text:style-name="P17"><text:span text:style-name="T7"/></text:p>
      <text:p text:style-name="P17"><text:span text:style-name="T7">Licencias:</text:span></text:p>
      <text:p text:style-name="P17"><text:span text:style-name="T7"><text:tab/>Pago</text:span></text:p>
      <text:list xml:id="list9054509150315042354" text:style-name="L28">
        <text:list-item>
          <text:p text:style-name="P35"><text:span text:style-name="T6">Pago (retail)</text:span></text:p>
        </text:list-item>
        <text:list-item>
          <text:p text:style-name="P28"><text:span text:style-name="T8">OEM:</text:span><text:span text:style-name="T7"> (Se restringe a compras de equipos nuevos (se establece las veces que se puede reinstalar))</text:span></text:p>
        </text:list-item>
        <text:list-item>
          <text:p text:style-name="P28"><text:span text:style-name="T8">Licencias por volúmenes:</text:span><text:span text:style-name="T7"> Similares a las OEM, pero sin estar vinculadas a la compra de ordenadores nuevos.</text:span></text:p>
        </text:list-item>
      </text:list>
      <text:p text:style-name="P17"><text:span text:style-name="T7"><text:tab/>Libres:</text:span></text:p>
      <text:list xml:id="list2006880520159493803" text:style-name="L29">
        <text:list-item>
          <text:p text:style-name="P29"><text:span text:style-name="T8">GPL:</text:span><text:span text:style-name="T7"> El autor conserva los derechos pero permite redistribuirlo y modificarlo, pero controlando todas las versiones modificadas.</text:span></text:p>
        </text:list-item>
        <text:list-item>
          <text:p text:style-name="P29"><text:span text:style-name="T8">BSD:</text:span><text:span text:style-name="T7"> El autor conserva los derechos de autor, pero solo a nivel de garantía y autoría.</text:span></text:p>
        </text:list-item>
        <text:list-item>
          <text:p text:style-name="P29"><text:span text:style-name="T8">MPL:</text:span><text:span text:style-name="T7"> Una licencia a medio camino entre la GPL y la BSD.</text:span></text:p>
        </text:list-item>
      </text:list>
      <text:p text:style-name="P17"><text:span text:style-name="T7"/></text:p>
      <text:p text:style-name="P17"><text:span text:style-name="T7"/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MP1">M1 Sistemas informáticos</text:p>
            </table:table-cell>
            <table:table-cell table:style-name="Tabla1.A1" office:value-type="string">
              <text:p text:style-name="MP2">UF1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Valenzuela García</meta:initial-creator>
    <meta:creation-date>2020-10-12T21:05:58.20</meta:creation-date>
    <dc:date>2020-11-10T22:39:51.94</dc:date>
    <dc:creator>Carlos Guillermo Valenzuela García</dc:creator>
    <meta:editing-duration>PT5H11M17S</meta:editing-duration>
    <meta:editing-cycles>7</meta:editing-cycles>
    <meta:generator>OpenOffice/4.1.3$Win32 OpenOffice.org_project/413m1$Build-9783</meta:generator>
    <meta:document-statistic meta:table-count="1" meta:image-count="0" meta:object-count="0" meta:page-count="6" meta:paragraph-count="143" meta:word-count="1359" meta:character-count="8566"/>
  </office:meta>
</office:document-meta>
</file>